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9cf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a5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8ddbb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a1467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14716f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solid" draw:fill-color="#14527a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d4ea6b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solid" draw:fill-color="#e16173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solid" draw:fill-color="#861141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solid" draw:fill-color="#ed4c05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solid" draw:fill-color="#ffffa6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solid" draw:fill-color="#706e0c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solid" draw:fill-color="#8d281e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solid" draw:fill-color="#3faf46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paragraph-properties style:writing-mode="lr-tb"/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  <style:paragraph-properties style:writing-mode="lr-tb"/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paragraph-properties style:writing-mode="lr-tb"/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paragraph-properties style:writing-mode="lr-tb"/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  <style:paragraph-properties style:writing-mode="lr-tb"/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P16" style:family="paragraph">
      <loext:graphic-properties draw:fill-color="#ffffff"/>
      <style:paragraph-properties fo:text-align="center"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P17" style:family="paragraph">
      <style:paragraph-properties fo:text-align="center"/>
      <style:text-properties fo:color="#1c1c1c"/>
    </style:style>
    <style:style style:name="P18" style:family="paragraph">
      <loext:graphic-properties draw:fill-color="#ffffff"/>
      <style:paragraph-properties fo:text-align="center" style:writing-mode="lr-tb"/>
      <style:text-properties fo:color="#1c1c1c" style:font-name="IBM Plex Serif Medm" fo:font-size="44pt" fo:font-weight="normal" style:font-size-asian="32pt" style:font-weight-asian="normal" style:font-size-complex="32pt" style:font-weight-complex="normal"/>
    </style:style>
    <style:style style:name="P19" style:family="paragraph">
      <style:paragraph-properties fo:text-align="center"/>
      <style:text-properties fo:color="#ffff00" fo:font-weight="normal"/>
    </style:style>
    <style:style style:name="P20" style:family="paragraph">
      <style:paragraph-properties fo:text-align="center"/>
      <style:text-properties fo:color="#ffffff" fo:font-weight="normal" style:font-weight-asian="normal" style:font-weight-complex="normal"/>
    </style:style>
    <style:style style:name="P21" style:family="paragraph">
      <loext:graphic-properties draw:fill-color="#ffffff"/>
      <style:paragraph-properties fo:text-align="center" style:writing-mode="lr-tb"/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P22" style:family="paragraph">
      <style:paragraph-properties fo:text-align="center"/>
      <style:text-properties fo:color="#000000" fo:font-weight="normal" style:font-weight-asian="normal" style:font-weight-complex="normal"/>
    </style:style>
    <style:style style:name="T1" style:family="text"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T2" style:family="text"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T3" style:family="text"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T4" style:family="text"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T5" style:family="text"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T6" style:family="text"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T7" style:family="text"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T8" style:family="text"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T9" style:family="text"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T10" style:family="text"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T11" style:family="text"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T13" style:family="text"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T14" style:family="text">
      <style:text-properties style:font-name="IBM Plex Serif Medm" fo:font-size="44pt" fo:font-weight="normal" style:font-size-asian="32pt" style:font-weight-asian="normal" style:font-size-complex="32pt" style:font-weight-complex="normal"/>
    </style:style>
    <style:style style:name="T15" style:family="text">
      <style:text-properties style:font-name="IBM Plex Serif Medm" fo:font-size="44pt" style:font-size-asian="32pt" style:font-weight-asian="bold" style:font-size-complex="32pt" style:font-weight-complex="bold"/>
    </style:style>
    <style:style style:name="T16" style:family="text">
      <style:text-properties style:font-name="IBM Plex Serif Medm" fo:font-size="44pt" style:font-size-asian="32pt" style:font-weight-asian="normal" style:font-size-complex="32pt" style:font-weight-complex="normal"/>
    </style:style>
    <style:style style:name="T17" style:family="text">
      <style:text-properties style:font-name="IBM Plex Serif Medm"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cm" svg:height="15.75cm" svg:x="4cm" svg:y="0cm">
          <draw:text-box>
            <text:p><text:span text:style-name="T1">What seems like talent</text:span></text:p>
            <text:p><text:span text:style-name="T1">often comes down to a </text:span><text:span text:style-name="T1">difference in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Short-term intensity </text:span><text:span text:style-name="T2">cannot replace long-term </text:span><text:span text:style-name="T2">commit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>
        <office:forms form:automatic-focus="false" form:apply-design-mode="false"/>
        <draw:frame presentation:style-name="pr1" draw:text-style-name="P4" draw:layer="layout" svg:width="20cm" svg:height="15.75cm" svg:x="4cm" svg:y="0cm">
          <draw:text-box>
            <text:p><text:span text:style-name="T3">A mature engineer must </text:span><text:span text:style-name="T3">make reasonable </text:span><text:span text:style-name="T3">estimates despite </text:span><text:span text:style-name="T3">uncertaint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>
        <office:forms form:automatic-focus="false" form:apply-design-mode="false"/>
        <draw:frame presentation:style-name="pr1" draw:text-style-name="P5" draw:layer="layout" svg:width="20cm" svg:height="15.75cm" svg:x="4cm" svg:y="0cm">
          <draw:text-box>
            <text:p><text:span text:style-name="T4">To get things done you </text:span><text:span text:style-name="T4">have to do things you are </text:span><text:span text:style-name="T4">not interested 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>
        <office:forms form:automatic-focus="false" form:apply-design-mode="false"/>
        <draw:frame presentation:style-name="pr1" draw:text-style-name="P6" draw:layer="layout" svg:width="20cm" svg:height="15.75cm" svg:x="4cm" svg:y="0cm">
          <draw:text-box>
            <text:p><text:span text:style-name="T5">A professional works </text:span><text:span text:style-name="T5">professionall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To be considered a senior, </text:span><text:span text:style-name="T6">you must be seen as o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>
        <office:forms form:automatic-focus="false" form:apply-design-mode="false"/>
        <draw:frame presentation:style-name="pr1" draw:text-style-name="P8" draw:layer="layout" svg:width="20cm" svg:height="15.75cm" svg:x="4cm" svg:y="0cm">
          <draw:text-box>
            <text:p><text:span text:style-name="T7">You do not sell your time.</text:span></text:p>
            <text:p><text:span text:style-name="T7">You sell yourself.</text:span></text:p>
            <text:p><text:span text:style-name="T7">Every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>
        <office:forms form:automatic-focus="false" form:apply-design-mode="false"/>
        <draw:frame presentation:style-name="pr1" draw:text-style-name="P9" draw:layer="layout" svg:width="20cm" svg:height="15.75cm" svg:x="4cm" svg:y="0cm">
          <draw:text-box>
            <text:p><text:span text:style-name="T8">Time and energy are </text:span><text:span text:style-name="T8">scarce resourc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Hard work always beats </text:span><text:span text:style-name="T9">talent if talent doesn't </text:span><text:span text:style-name="T9">work har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0cm" svg:height="15.75cm" svg:x="4cm" svg:y="0cm">
          <draw:text-box>
            <text:p><text:span text:style-name="T10">Value is created by do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Discipline is cheaper than </text:span><text:span text:style-name="T2">regre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Consistency heads </text:span><text:span text:style-name="T9">excellenc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You don't need more time.</text:span></text:p>
            <text:p><text:span text:style-name="T6">You need more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0cm" svg:height="15.75cm" svg:x="4cm" svg:y="0cm">
          <draw:text-box>
            <text:p><text:span text:style-name="T11">Programming is fun, but </text:span><text:span text:style-name="T11">shipping is your job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0cm" svg:height="15.75cm" svg:x="4cm" svg:y="0cm">
          <draw:text-box>
            <text:p text:style-name="P13"><text:span text:style-name="T12">Back to the basics:</text:span></text:p>
            <text:p text:style-name="P13"><text:span text:style-name="T12">1. Do your job.</text:span></text:p>
            <text:p text:style-name="P13"><text:span text:style-name="T12">2. Make reports.</text:span></text:p>
            <text:p text:style-name="P13"><text:span text:style-name="T12">3. Be practic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0cm" svg:height="15.75cm" svg:x="4cm" svg:y="0cm">
          <draw:text-box>
            <text:p text:style-name="P13"><text:span text:style-name="T13">First, solve the problem.</text:span></text:p>
            <text:p text:style-name="P13"><text:span text:style-name="T13">Then, write co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0cm" svg:height="15.75cm" svg:x="4cm" svg:y="0cm">
          <draw:text-box>
            <text:p text:style-name="P13"><text:span text:style-name="T9">Do that brag docu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0cm" svg:height="15.75cm" svg:x="4cm" svg:y="0cm">
          <draw:text-box>
            <text:p text:style-name="P13"><text:span text:style-name="T9">Leadership is based on </text:span><text:span text:style-name="T9">responsibility.</text:span></text:p>
          </draw:text-box>
        </draw:frame>
        <presentation:notes draw:style-name="dp20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0cm" svg:height="15.75cm" svg:x="4cm" svg:y="0cm">
          <draw:text-box>
            <text:p text:style-name="P17"><text:span text:style-name="T14">When you win the golden </text:span><text:span text:style-name="T14">medal, a silver one is not </text:span><text:span text:style-name="T14">enough anymore.</text:span></text:p>
          </draw:text-box>
        </draw:frame>
        <presentation:notes draw:style-name="dp20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0cm" svg:height="15.75cm" svg:x="4cm" svg:y="0cm">
          <draw:text-box>
            <text:p text:style-name="P19"><text:span text:style-name="T15">“</text:span><text:span text:style-name="T15">No”</text:span><text:span text:style-name="T16"> to what you want.</text:span></text:p>
            <text:p text:style-name="P19"><text:span text:style-name="T15">“</text:span><text:span text:style-name="T15">Yes”</text:span><text:span text:style-name="T16"> to what you have to.</text:span></text:p>
          </draw:text-box>
        </draw:frame>
        <presentation:notes draw:style-name="dp20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>
        <office:forms form:automatic-focus="false" form:apply-design-mode="false"/>
        <draw:frame presentation:style-name="pr1" draw:text-style-name="P21" draw:layer="layout" svg:width="20cm" svg:height="15.75cm" svg:x="4cm" svg:y="0cm">
          <draw:text-box>
            <text:p text:style-name="P20"><text:span text:style-name="T17">The endless game.</text:span></text:p>
          </draw:text-box>
        </draw:frame>
        <presentation:notes draw:style-name="dp20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0cm" svg:height="15.75cm" svg:x="4cm" svg:y="0cm">
          <draw:text-box>
            <text:p text:style-name="P22"><text:span text:style-name="T17">It is not to me. It is to </text:span><text:span text:style-name="T17">everyone doing what I am </text:span><text:span text:style-name="T17">doing.</text:span></text:p>
          </draw:text-box>
        </draw:frame>
        <presentation:notes draw:style-name="dp20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1:37:00.404297964</meta:creation-date>
    <dc:date>2021-11-25T13:34:55.432785676</dc:date>
    <meta:editing-duration>PT3H7M35S</meta:editing-duration>
    <meta:editing-cycles>17</meta:editing-cycles>
    <meta:generator>LibreOffice/6.4.7.2$Linux_X86_64 LibreOffice_project/40$Build-2</meta:generator>
    <meta:document-statistic meta:object-count="87"/>
  </office:meta>
</office:document-meta>
</file>